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9.922cm" svg:x="2.032cm" svg:y="6.985cm">
          <text:p text:style-name="P1">Woodside Wallabies</text:p>
          <text:p text:style-name="P1">Wrongway Woodchucks</text:p>
          <text:p text:style-name="P1">Bearclaw Bruisers</text:p>
          <text:p text:style-name="P1">Joe's Gents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462cm" svg:height="2.159cm" svg:x="3.81cm" svg:y="1.905cm">
          <text:p text:style-name="P2">Metropolitan Hockey Club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0.886cm" svg:x="6.818cm" svg:y="4.445cm">
          <draw:text-box>
            <text:p text:style-name="P3"><text:span text:style-name="T1">A Fantasy Hockey League</text:span></text:p>
          </draw:text-box>
        </draw:frame>
        <draw:custom-shape draw:style-name="gr2" draw:text-style-name="P2" draw:layer="layout" svg:width="4.953cm" svg:height="3.937cm" svg:x="4.699cm" svg:y="10.16cm">
          <text:p text:style-name="P2">Imag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159cm" svg:height="0.635cm" svg:x="10.414cm" svg:y="15.24cm">
          <text:p text:style-name="P5"><text:span text:style-name="T2">Add a te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5:06:21.184276408</meta:creation-date>
    <dc:date>2015-05-11T22:29:26.412942000</dc:date>
    <meta:editing-duration>PT22M50S</meta:editing-duration>
    <meta:editing-cycles>8</meta:editing-cycles>
    <meta:generator>LibreOffice/4.2.8.2$Linux_X86_64 LibreOffice_project/420m0$Build-2</meta:generator>
    <meta:document-statistic meta:object-count="5"/>
  </office:meta>
</office:document-meta>
</file>